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6CA0000003D9399151C91792EAA.png" manifest:media-type="image/png"/>
  <manifest:file-entry manifest:full-path="Pictures/100000000000013C00000110938329E99BC1BA32.png" manifest:media-type="image/png"/>
  <manifest:file-entry manifest:full-path="Pictures/100000000000079800000438C64FD0D11FF2D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573cm" fo:min-width="63.181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4cm" fo:min-width="20.00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4cm" fo:min-width="20.005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3cm" fo:min-width="20.00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3cm" fo:min-width="20.006cm" fo:padding-top="0.13cm" fo:padding-bottom="0.13cm" fo:padding-left="0.25cm" fo:padding-right="0.25cm" fo:wrap-option="no-wrap" draw:shadow-color="#808080"/>
    </style:style>
    <style:style style:name="gr6" style:family="graphic">
      <style:graphic-properties style:protect="size"/>
    </style:style>
    <style:style style:name="pr1" style:family="presentation" style:parent-style-name="Title1-title">
      <style:graphic-properties draw:textarea-vertical-align="top" fo:min-height="4.829cm"/>
    </style:style>
    <style:style style:name="pr2" style:family="presentation" style:parent-style-name="Title1-outline1">
      <style:graphic-properties draw:stroke="none" svg:stroke-width="0.053cm" draw:marker-start="" draw:marker-start-width="0.28cm" draw:marker-end-width="0.28cm" fo:min-height="11.863cm" fo:padding-top="0.068cm" fo:padding-bottom="0.027cm" fo:padding-left="0.027cm" fo:padding-right="0.027cm"/>
    </style:style>
    <style:style style:name="pr3" style:family="presentation" style:parent-style-name="Title1-outline1">
      <style:graphic-properties fo:min-height="11.863cm"/>
    </style:style>
    <style:style style:name="pr4" style:family="presentation" style:parent-style-name="Title1-outline1">
      <style:graphic-properties fo:min-height="2.8cm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11.138cm" style:use-optimal-column-width="false"/>
    </style:style>
    <style:style style:name="co2" style:family="table-column">
      <style:table-column-properties style:column-width="2.933cm" style:use-optimal-column-width="false"/>
    </style:style>
    <style:style style:name="co3" style:family="table-column">
      <style:table-column-properties style:column-width="3.434cm" style:use-optimal-column-width="false"/>
    </style:style>
    <style:style style:name="ro1" style:family="table-row">
      <style:table-row-properties style:row-height="2.311cm"/>
    </style:style>
    <style:style style:name="ro2" style:family="table-row">
      <style:table-row-properties style:row-height="0cm"/>
    </style:style>
    <style:style style:name="ro3" style:family="table-row">
      <style:table-row-properties style:row-height="2.22cm"/>
    </style:style>
    <style:style style:name="ro4" style:family="table-row">
      <style:table-row-properties style:row-height="2.275cm"/>
    </style:style>
    <style:style style:name="ce1" style:family="table-cell">
      <style:text-properties fo:font-size="26pt" style:font-size-asian="26pt" style:font-size-complex="26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paragraph-properties fo:margin-left="0cm" fo:margin-right="0cm" fo:text-align="start" fo:text-indent="0.965cm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margin-top="0cm" fo:margin-bottom="0.457cm" fo:line-height="100%" fo:text-align="star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33">
        <office:forms form:automatic-focus="false" form:apply-design-mode="false"/>
        <draw:custom-shape draw:style-name="gr1" draw:text-style-name="P1" draw:layer="layout" svg:width="63.681cm" svg:height="4.833cm" svg:x="2.447cm" svg:y="1.517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506cm" svg:height="12.114cm" svg:x="2.447cm" svg:y="9.979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0.505cm" svg:height="12.114cm" svg:x="23.98cm" svg:y="9.979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0.505cm" svg:height="12.114cm" svg:x="45.513cm" svg:y="9.979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0.505cm" svg:height="12.113cm" svg:x="45.513cm" svg:y="23.244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0.505cm" svg:height="12.113cm" svg:x="23.98cm" svg:y="23.24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20.506cm" svg:height="12.113cm" svg:x="2.447cm" svg:y="23.244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63.677cm" svg:height="4.829cm" svg:x="2.446cm" svg:y="1.516cm" presentation:class="title" presentation:user-transformed="true">
          <draw:text-box>
            <text:p text:style-name="P2"><text:span text:style-name="T1">Bach Chorales and Predictive Modeling</text:span><text:span text:style-name="T1"><text:line-break/></text:span><text:span text:style-name="T2">Nicholas Czaban</text:span></text:p>
          </draw:text-box>
        </draw:frame>
        <draw:frame presentation:style-name="pr2" draw:text-style-name="P5" draw:layer="layout" svg:width="21.679cm" svg:height="11.357cm" svg:x="0.673cm" svg:y="8.89cm" presentation:class="outline" presentation:user-transformed="true">
          <draw:text-box>
            <text:list text:style-name="L2">
              <text:list-item>
                <text:p text:style-name="P2"><text:span text:style-name="T3">Abstract</text:span></text:p>
              </text:list-item>
              <text:list-item>
                <text:p text:style-name="P4"><text:span text:style-name="T4">Bach chorales, as products of the Common </text:span><text:span text:style-name="T4">Practice Period, follow a fairly well-defined set of </text:span><text:span text:style-name="T4">rules in their compositions. However, there are </text:span><text:span text:style-name="T4">enough variations allowable within the rules to </text:span><text:span text:style-name="T4">make the creation of a predictive model an </text:span><text:span text:style-name="T4">interesting problem. Given the ubiquity of Bach as </text:span><text:span text:style-name="T4">an example of the period, the following model </text:span><text:span text:style-name="T4">could provide useful information about the </text:span><text:span text:style-name="T4">evolution of choral music over the years and track </text:span><text:span text:style-name="T4">the eventual decline of the Common Practice style. </text:span></text:p>
              </text:list-item>
            </text:list>
          </draw:text-box>
        </draw:frame>
        <draw:frame presentation:style-name="pr3" draw:text-style-name="P5" draw:layer="layout" svg:width="20.503cm" svg:height="12.113cm" svg:x="23.876cm" svg:y="8.89cm" presentation:class="outline" presentation:user-transformed="true">
          <draw:text-box>
            <text:list text:style-name="L2">
              <text:list-item>
                <text:p text:style-name="P2"><text:span text:style-name="T3">Modeling Methods</text:span></text:p>
              </text:list-item>
            </text:list>
            <text:list text:style-name="L3">
              <text:list-item>
                <text:p text:style-name="P4"><text:span text:style-name="T4">Naive, baseline model predicts the last note as the tonic of starting key.</text:span></text:p>
              </text:list-item>
              <text:list-item>
                <text:p text:style-name="P4"><text:span text:style-name="T4">A more rigorous model uses defined patterns leading to note in triad.</text:span></text:p>
              </text:list-item>
            </text:list>
          </draw:text-box>
        </draw:frame>
        <draw:frame presentation:style-name="pr4" draw:text-style-name="P2" draw:layer="layout" svg:width="20.502cm" svg:height="3.05cm" svg:x="45.504cm" svg:y="8.89cm" presentation:class="outline" presentation:user-transformed="true">
          <draw:text-box>
            <text:list text:style-name="L2">
              <text:list-item>
                <text:p text:style-name="P2">Machine Learning Model</text:p>
              </text:list-item>
            </text:list>
          </draw:text-box>
        </draw:frame>
        <draw:frame presentation:style-name="pr3" draw:text-style-name="P5" draw:layer="layout" svg:width="20.503cm" svg:height="12.113cm" svg:x="45.504cm" svg:y="22.86cm" presentation:class="outline" presentation:user-transformed="true">
          <draw:text-box>
            <text:list text:style-name="L2">
              <text:list-item>
                <text:p text:style-name="P2"><text:span text:style-name="T3">Conclusion</text:span></text:p>
              </text:list-item>
            </text:list>
          </draw:text-box>
        </draw:frame>
        <draw:frame presentation:style-name="pr3" draw:text-style-name="P2" draw:layer="layout" svg:width="20.503cm" svg:height="12.446cm" svg:x="1.016cm" svg:y="23.114cm" presentation:class="outline" presentation:user-transformed="true">
          <draw:text-box>
            <text:list text:style-name="L2">
              <text:list-item>
                <text:p text:style-name="P2"><text:span text:style-name="T3">Data</text:span></text:p>
              </text:list-item>
              <text:list-item>
                <text:p text:style-name="P6"><text:span text:style-name="T4">n=100 chorale melody lines, with the following data points: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Time from start (in 16</text:span><text:span text:style-name="T5">th</text:span><text:span text:style-name="T4"> notes)</text:span></text:p>
              </text:list-item>
              <text:list-item>
                <text:p text:style-name="P6"><text:span text:style-name="T4"><text:s/></text:span><text:span text:style-name="T4">Pitch (in MIDI format, C4=60, C#4=61,…)</text:span></text:p>
              </text:list-item>
              <text:list-item>
                <text:p text:style-name="P6"><text:span text:style-name="T4"><text:s/></text:span><text:span text:style-name="T4">Length of note (in 16</text:span><text:span text:style-name="T5">th</text:span><text:span text:style-name="T4"> notes)</text:span></text:p>
              </text:list-item>
              <text:list-item>
                <text:p text:style-name="P6"><text:span text:style-name="T4"><text:s/></text:span><text:span text:style-name="T4">Time Sig. (# of 16</text:span><text:span text:style-name="T5">th</text:span><text:span text:style-name="T4"> notes per measure)</text:span></text:p>
              </text:list-item>
              <text:list-item>
                <text:p text:style-name="P6"><text:span text:style-name="T4"><text:s/></text:span><text:span text:style-name="T4">Key Sig. (Circle of Flats; C=0, F=-1, G=1,…)</text:span></text:p>
              </text:list-item>
              <text:list-item>
                <text:p text:style-name="P6"><text:span text:style-name="T4"><text:s/></text:span><text:span text:style-name="T4">Fermata (Binary value)</text:span></text:p>
              </text:list-item>
            </text:list>
          </draw:text-box>
        </draw:frame>
        <draw:frame draw:style-name="standard" draw:layer="layout" svg:width="17.504cm" svg:height="8.091cm" svg:x="24.253cm" svg:y="19.189cm">
          <table:table table:template-name="default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7">Naive</text:p>
              </table:table-cell>
              <table:table-cell>
                <text:p text:style-name="P7">Music Theory</text:p>
              </table:table-cell>
            </table:table-row>
            <table:table-row table:style-name="ro2" table:default-cell-style-name="ce1">
              <table:table-cell>
                <text:p text:style-name="P2"><text:span text:style-name="T6">Predicted note too high</text:span></text:p>
              </table:table-cell>
              <table:table-cell>
                <text:p text:style-name="P8">36</text:p>
              </table:table-cell>
              <table:table-cell>
                <text:p text:style-name="P2"><text:span text:style-name="T6">14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6">Predicted note correct</text:span></text:p>
              </table:table-cell>
              <table:table-cell>
                <text:p text:style-name="P8">49</text:p>
              </table:table-cell>
              <table:table-cell>
                <text:p text:style-name="P2"><text:span text:style-name="T6">56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6">Predicted note too lower</text:span></text:p>
              </table:table-cell>
              <table:table-cell>
                <text:p text:style-name="P8">15</text:p>
              </table:table-cell>
              <table:table-cell>
                <text:p text:style-name="P2"><text:span text:style-name="T6">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5.266cm" svg:height="10.478cm" svg:x="3.162cm" svg:y="2.121cm" draw:page-number="1" presentation:class="page"/>
          <draw:frame presentation:style-name="pr5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styles>
    <draw:gradient draw:name="Gradient_20_2" draw:display-name="Gradient 2" draw:style="linear" draw:start-color="#f6f9fc" draw:end-color="#b0c6e1" draw:start-intensity="100%" draw:end-intensity="100%" draw:angle="0" draw:border="0%"/>
    <draw:fill-image draw:name="Bitmap_20_1" draw:display-name="Bitmap 1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color="#b0c6e1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13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98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41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90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58pt" fo:font-style="normal" fo:text-shadow="none" style:text-underline-style="none" fo:font-weight="bold" style:letter-kerning="true" fo:background-color="transparent" style:font-name-asian="源ノ角ゴシック Bold1" style:font-family-asian="'源ノ角ゴシック Bold'" style:font-pitch-asian="variable" style:font-size-asian="58pt" style:font-style-asian="normal" style:font-weight-asian="bold" style:font-name-complex="源ノ角ゴシック Bold1" style:font-family-complex="'源ノ角ゴシック Bold'" style:font-pitch-complex="variable" style:font-size-complex="58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727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51pt" fo:font-style="normal" fo:text-shadow="none" style:text-underline-style="none" fo:font-weight="normal" style:font-name-asian="源ノ角ゴシック Normal1" style:font-family-asian="'源ノ角ゴシック Normal'" style:font-pitch-asian="variable" style:font-size-asian="51pt" style:font-style-asian="normal" style:font-weight-asian="normal" style:font-name-complex="源ノ角ゴシック Normal1" style:font-family-complex="'源ノ角ゴシック Normal'" style:font-pitch-complex="variable" style:font-size-complex="5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546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44pt" fo:font-style="normal" fo:text-shadow="none" style:text-underline-style="none" fo:font-weight="normal" style:font-name-asian="源ノ角ゴシック Normal1" style:font-family-asian="'源ノ角ゴシック Normal'" style:font-pitch-asian="variable" style:font-size-asian="44pt" style:font-style-asian="normal" style:font-weight-asian="normal" style:font-name-complex="源ノ角ゴシック Normal1" style:font-family-complex="'源ノ角ゴシック Normal'" style:font-pitch-complex="variable" style:font-size-complex="4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36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36pt" fo:font-style="normal" fo:text-shadow="none" style:text-underline-style="none" fo:font-weight="normal" style:font-name-asian="源ノ角ゴシック Normal1" style:font-family-asian="'源ノ角ゴシック Normal'" style:font-pitch-asian="variable" style:font-size-asian="36pt" style:font-style-asian="normal" style:font-weight-asian="normal" style:font-name-complex="源ノ角ゴシック Normal1" style:font-family-complex="'源ノ角ゴシック Normal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normal" style:font-name-complex="源ノ角ゴシック Bold1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6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62pt" style:font-style-asian="normal" style:font-weight-asian="bold" style:font-name-complex="源ノ角ゴシック Heavy" style:font-family-complex="'源ノ角ゴシック Heavy'" style:font-pitch-complex="variable" style:font-size-complex="6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8.58cm" fo:page-height="38.1cm" style:print-orientation="landscape"/>
    </style:page-layout>
    <style:style style:name="Mdp1" style:family="drawing-page">
      <style:drawing-page-properties draw:background-size="border" draw:fill="gradient" draw:fill-color="#b0c6e1" draw:fill-gradient-name="Gradient_20_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d7e4bd" draw:textarea-horizontal-align="left" draw:textarea-vertical-align="middle" draw:auto-grow-height="false" fo:min-height="37.84cm" fo:min-width="0.64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76092" draw:textarea-horizontal-align="left" draw:textarea-vertical-align="middle" draw:auto-grow-height="false" fo:min-height="4.503cm" fo:min-width="68.0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9cde5" draw:textarea-horizontal-align="left" draw:textarea-vertical-align="middle" draw:auto-grow-height="false" fo:min-height="4.502cm" fo:min-width="68.0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solid" draw:fill-color="#d9d9d9" draw:textarea-horizontal-align="justify" draw:textarea-vertical-align="top" draw:auto-grow-height="false" fo:min-height="37.42cm" fo:min-width="14.176cm" fo:padding-top="0.34cm" fo:padding-bottom="0.34cm" fo:padding-left="0.34cm" fo:padding-right="0.34cm" fo:wrap-option="wrap" draw:shadow-color="#808080"/>
    </style:style>
    <style:style style:name="Mgr7" style:family="graphic" style:parent-style-name="standard" style:list-style-name="ML1">
      <style:graphic-properties draw:stroke="none" draw:fill="solid" draw:fill-color="#d9d9d9" draw:textarea-horizontal-align="justify" draw:textarea-vertical-align="top" draw:auto-grow-height="false" fo:min-height="36.826cm" fo:min-width="13.582cm" fo:padding-top="0.635cm" fo:padding-bottom="0.635cm" fo:padding-left="0.635cm" fo:padding-right="0.63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solid" draw:fill-color="#2c3e50" draw:textarea-horizontal-align="left" draw:textarea-vertical-align="middle" draw:auto-grow-height="false" fo:min-height="1.553cm" fo:min-width="68.08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2c3e50" draw:textarea-horizontal-align="left" draw:textarea-vertical-align="middle" draw:auto-grow-height="false" fo:min-height="7.902cm" fo:min-width="68.0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1abc9c" draw:textarea-horizontal-align="left" draw:textarea-vertical-align="middle" draw:auto-grow-height="false" fo:min-height="1.665cm" fo:min-width="2.097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809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80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3.626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7e4bd"/>
      <style:paragraph-properties style:writing-mode="lr-tb" style:font-independent-line-spacing="true"/>
    </style:style>
    <style:style style:name="MP6" style:family="paragraph">
      <loext:graphic-properties draw:fill="solid" draw:fill-color="#376092"/>
      <style:paragraph-properties style:writing-mode="lr-tb" style:font-independent-line-spacing="true"/>
    </style:style>
    <style:style style:name="MP7" style:family="paragraph">
      <loext:graphic-properties draw:fill="solid" draw:fill-color="#b9cde5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.454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margin-top="0cm" fo:margin-bottom="0.454cm" fo:line-height="100%" fo:text-align="center" fo:text-indent="0cm" style:punctuation-wrap="hanging" style:line-break="strict" style:writing-mode="lr-tb"/>
    </style:style>
    <style:style style:name="MP10" style:family="paragraph">
      <loext:graphic-properties draw:fill="solid" draw:fill-color="#d9d9d9"/>
      <style:paragraph-properties fo:margin-left="0cm" fo:margin-right="0cm" fo:margin-top="0cm" fo:margin-bottom="0.454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93%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line-height="93%" fo:text-align="end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9" style:family="paragraph">
      <loext:graphic-properties draw:fill="solid" draw:fill-color="#2c3e5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8%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98%" fo:text-align="center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style:text-position="0% 100%" style:font-name="Calibri" fo:font-size="47pt" fo:language="en" fo:country="US" style:font-size-asian="47pt" style:language-asian="en" style:country-asian="US" style:font-size-complex="47pt" style:language-complex="en" style:country-complex="US"/>
    </style:style>
    <style:style style:name="MT3" style:family="text">
      <style:text-properties fo:color="#7f7f7f" style:text-position="0% 100%" style:font-name="Calibri" fo:font-size="33pt" fo:language="en" fo:country="US" style:font-size-asian="33pt" style:language-asian="en" style:country-asian="US" style:font-size-complex="33pt" style:language-complex="en" style:country-complex="US"/>
    </style:style>
    <style:style style:name="MT4" style:family="text">
      <style:text-properties fo:color="#7f7f7f" style:text-position="0% 100%" style:font-name="Calibri" fo:font-size="33pt" fo:language="en" fo:country="US" fo:font-weight="bold" style:font-size-asian="33pt" style:language-asian="en" style:country-asian="US" style:font-weight-asian="bold" style:font-size-complex="33pt" style:language-complex="en" style:country-complex="US" style:font-weight-complex="bold"/>
    </style:style>
    <style:style style:name="MT5" style:family="text">
      <style:text-properties fo:color="#7f7f7f" style:text-position="0% 100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MT6" style:family="text">
      <style:text-properties fo:color="#808080" style:text-position="0% 100%" style:font-name="Calibri" fo:font-size="47pt" fo:language="en" fo:country="US" style:font-size-asian="47pt" style:language-asian="en" style:country-asian="US" style:font-size-complex="47pt" style:language-complex="en" style:country-complex="US"/>
    </style:style>
    <style:style style:name="MT7" style:family="text">
      <style:text-properties fo:color="#808080" style:text-position="0% 100%" style:font-name="Calibri" fo:font-size="33pt" fo:language="en" fo:country="US" style:font-size-asian="33pt" style:language-asian="en" style:country-asian="US" style:font-size-complex="33pt" style:language-complex="en" style:country-complex="US"/>
    </style:style>
    <style:style style:name="MT8" style:family="text">
      <style:text-properties fo:color="#808080" style:text-position="0% 100%" style:font-name="Calibri" fo:font-size="33pt" fo:language="en" fo:country="US" fo:font-weight="bold" style:font-size-asian="33pt" style:language-asian="en" style:country-asian="US" style:font-weight-asian="bold" style:font-size-complex="33pt" style:language-complex="en" style:country-complex="US" style:font-weight-complex="bold"/>
    </style:style>
    <style:style style:name="MT9" style:family="text">
      <style:text-properties fo:color="#808080" style:text-position="0% 100%" style:font-name="Calibri" fo:font-size="48pt" fo:language="en" fo:country="US" style:font-size-asian="48pt" style:language-asian="en" style:country-asian="US" style:font-size-complex="48pt" style:language-complex="en" style:country-complex="US"/>
    </style:style>
    <style:style style:name="MT10" style:family="text">
      <style:text-properties fo:color="#808080" style:text-position="0% 100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MT11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12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162cm" svg:x="1cm" svg:y="3.339cm"/>
      <draw:page-thumbnail draw:layer="backgroundobjects" svg:width="9.294cm" svg:height="5.162cm" svg:x="1cm" svg:y="11.387cm"/>
      <draw:page-thumbnail draw:layer="backgroundobjects" svg:width="9.294cm" svg:height="5.162cm" svg:x="1cm" svg:y="19.435cm"/>
      <draw:page-thumbnail draw:layer="backgroundobjects" svg:width="9.294cm" svg:height="5.162cm" svg:x="11.295cm" svg:y="3.339cm"/>
      <draw:page-thumbnail draw:layer="backgroundobjects" svg:width="9.294cm" svg:height="5.162cm" svg:x="11.295cm" svg:y="11.387cm"/>
      <draw:page-thumbnail draw:layer="backgroundobjects" svg:width="9.294cm" svg:height="5.162cm" svg:x="11.295cm" svg:y="19.435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142cm" svg:height="38.1cm" svg:x="67.438cm" svg:y="0cm">
        <text:p/>
        <draw:enhanced-geometry svg:viewBox="0 0 0 0" draw:text-areas="0 0 ?f3 ?f2" draw:type="rectangle" draw:enhanced-path="M 0 0 L ?f3 0 ?f3 ?f2 0 ?f2 Z N">
          <draw:equation draw:name="f0" draw:formula="1143/2"/>
          <draw:equation draw:name="f1" draw:formula="-27436/2"/>
          <draw:equation draw:name="f2" draw:formula="-27436"/>
          <draw:equation draw:name="f3" draw:formula="1143"/>
        </draw:enhanced-geometry>
      </draw:custom-shape>
      <draw:custom-shape draw:style-name="Mgr3" draw:text-style-name="MP5" draw:layer="backgroundobjects" svg:width="1.142cm" svg:height="38.1cm" svg:x="0cm" svg:y="0cm">
        <text:p/>
        <draw:enhanced-geometry svg:viewBox="0 0 0 0" draw:text-areas="0 0 ?f3 ?f2" draw:type="rectangle" draw:enhanced-path="M 0 0 L ?f3 0 ?f3 ?f2 0 ?f2 Z N">
          <draw:equation draw:name="f0" draw:formula="1143/2"/>
          <draw:equation draw:name="f1" draw:formula="-27436/2"/>
          <draw:equation draw:name="f2" draw:formula="-27436"/>
          <draw:equation draw:name="f3" draw:formula="1143"/>
        </draw:enhanced-geometry>
      </draw:custom-shape>
      <draw:custom-shape draw:style-name="Mgr4" draw:text-style-name="MP6" draw:layer="backgroundobjects" svg:width="68.58cm" svg:height="4.763cm" svg:x="0cm" svg:y="0cm">
        <text:p/>
        <draw:enhanced-geometry svg:viewBox="0 0 0 0" draw:text-areas="0 0 ?f3 ?f2" draw:type="rectangle" draw:enhanced-path="M 0 0 L ?f3 0 ?f3 ?f2 0 ?f2 Z N">
          <draw:equation draw:name="f0" draw:formula="3044/2"/>
          <draw:equation draw:name="f1" draw:formula="4763/2"/>
          <draw:equation draw:name="f2" draw:formula="4763"/>
          <draw:equation draw:name="f3" draw:formula="3044"/>
        </draw:enhanced-geometry>
      </draw:custom-shape>
      <draw:custom-shape draw:style-name="Mgr5" draw:text-style-name="MP7" draw:layer="backgroundobjects" svg:width="68.58cm" svg:height="4.762cm" svg:x="0cm" svg:y="33.338cm">
        <text:p/>
        <draw:enhanced-geometry svg:viewBox="0 0 0 0" draw:text-areas="0 0 ?f3 ?f2" draw:type="rectangle" draw:enhanced-path="M 0 0 L ?f3 0 ?f3 ?f2 0 ?f2 Z N">
          <draw:equation draw:name="f0" draw:formula="3044/2"/>
          <draw:equation draw:name="f1" draw:formula="4763/2"/>
          <draw:equation draw:name="f2" draw:formula="4763"/>
          <draw:equation draw:name="f3" draw:formula="3044"/>
        </draw:enhanced-geometry>
      </draw:custom-shape>
      <draw:custom-shape draw:style-name="Mgr6" draw:text-style-name="MP10" draw:layer="backgroundobjects" svg:width="14.856cm" svg:height="38.1cm" svg:x="-16.003cm" svg:y="0cm">
        <text:list text:style-name="ML1">
          <text:list-header>
            <text:p text:style-name="MP8"><text:span text:style-name="MT2">Poster Print Size:</text:span></text:p>
            <text:p text:style-name="MP8"><text:span text:style-name="MT3">This poster template is 24” high by 36” wide. It can be used to print any poster with a 2:3 aspect ratio including 36x54 and 48x72.</text:span></text:p>
            <text:p text:style-name="MP8"><text:span text:style-name="MT2">Placeholders:</text:span></text:p>
            <text:p text:style-name="MP8"><text:span text:style-name="MT3">The various elements included in this poster are ones we often see in medical, research, and scientific posters. Feel free to edit, move, <text:s/>add, and delete items, or change the layout to suit your needs. Always check with your conference organizer for specific requirements.</text:span></text:p>
            <text:p text:style-name="MP8"><text:span text:style-name="MT2">Image Quality:</text:span></text:p>
            <text:p text:style-name="MP8"><text:span text:style-name="MT3">You can place digital photos or logo art in your poster file by selecting the </text:span><text:span text:style-name="MT4">Insert, Picture</text:span><text:span text:style-name="MT3"> command, or by using standard copy &amp; paste. For best results, all graphic elements should be at least </text:span><text:span text:style-name="MT4">150-200 pixels per inch in their final printed size</text:span><text:span text:style-name="MT3">. For instance, a 1600 x 1200 pixel photo will usually look fine up to 8“-10” wide on your printed poster.</text:span></text:p>
            <text:p text:style-name="MP8"><text:span text:style-name="MT3">To preview the print quality of images, select a magnification of 100% when previewing your poster. This will give you a good idea of what it will look like in print. If you are laying out a large poster and using half-scale dimensions, be sure to preview your graphics at 200% to see them at their final printed size.</text:span></text:p>
            <text:p text:style-name="MP8"><text:span text:style-name="MT3">Please note that graphics from websites (such as the logo on your hospital's or university's home page) will only be 72dpi and not suitable for printing.</text:span></text:p>
            <text:p text:style-name="MP9"><text:span text:style-name="MT5"><text:line-break/></text:span><text:span text:style-name="MT5">[This sidebar area does not print.]</text:span></text:p>
          </text:list-header>
        </text:list>
        <draw:enhanced-geometry svg:viewBox="0 0 0 0" draw:text-areas="0 0 ?f3 ?f2" draw:type="rectangle" draw:enhanced-path="M 0 0 L ?f3 0 ?f3 ?f2 0 ?f2 Z N">
          <draw:equation draw:name="f0" draw:formula="14859/2"/>
          <draw:equation draw:name="f1" draw:formula="-27436/2"/>
          <draw:equation draw:name="f2" draw:formula="-27436"/>
          <draw:equation draw:name="f3" draw:formula="14859"/>
        </draw:enhanced-geometry>
      </draw:custom-shape>
      <draw:g>
        <draw:custom-shape draw:style-name="Mgr7" draw:text-style-name="MP10" draw:layer="backgroundobjects" svg:width="14.852cm" svg:height="38.096cm" svg:x="69.722cm" svg:y="0cm">
          <text:list text:style-name="ML1">
            <text:list-header>
              <text:p text:style-name="MP8"><text:span text:style-name="MT6">Change Color Theme:</text:span></text:p>
              <text:p text:style-name="MP8"><text:span text:style-name="MT7">This template is designed to use the built-in color themes in the newer versions of PowerPoint.</text:span></text:p>
              <text:p text:style-name="MP8"><text:span text:style-name="MT7">To change the color theme, select the </text:span><text:span text:style-name="MT8">Design</text:span><text:span text:style-name="MT7"> tab, then select the </text:span><text:span text:style-name="MT8">Colors</text:span><text:span text:style-name="MT7"> drop-down list.</text:span></text:p>
              <text:p text:style-name="MP8"><text:span text:style-name="MT9"/></text:p>
              <text:p text:style-name="MP8"><text:span text:style-name="MT7"/></text:p>
              <text:p text:style-name="MP8"><text:span text:style-name="MT7"/></text:p>
              <text:p text:style-name="MP8"><text:span text:style-name="MT7"/></text:p>
              <text:p text:style-name="MP8"><text:span text:style-name="MT7"/></text:p>
              <text:p text:style-name="MP8"><text:span text:style-name="MT7"/></text:p>
              <text:p text:style-name="MP8"><text:span text:style-name="MT7"/></text:p>
              <text:p text:style-name="MP8"><text:span text:style-name="MT7"/></text:p>
              <text:p text:style-name="MP8"><text:span text:style-name="MT7">The default color theme for this template is “Office”, so you can always return to that after trying some of the alternatives.</text:span></text:p>
              <text:p text:style-name="MP8"><text:span text:style-name="MT6">Printing Your Poster:</text:span></text:p>
              <text:p text:style-name="MP8"><text:span text:style-name="MT7">Once your poster file is ready, visit </text:span><text:span text:style-name="MT8">www.genigraphics.com</text:span><text:span text:style-name="MT7"> to order a high-quality, affordable poster print. Every order receives a free design review and we can deliver as fast as next business day within the US and Canada. </text:span></text:p>
              <text:p text:style-name="MP8"><text:span text:style-name="MT7">Genigraphics® has been producing output from PowerPoint® longer than anyone in the industry; dating back to when we helped Microsoft® design the PowerPoint® software. </text:span></text:p>
              <text:p text:style-name="MP11"><text:span text:style-name="MT7"/></text:p>
              <text:p text:style-name="MP12"><text:span text:style-name="MT7">US and Canada: <text:s/>1-800-790-4001</text:span><text:span text:style-name="MT7"><text:line-break/></text:span><text:span text:style-name="MT7">Email: info@genigraphics.com</text:span></text:p>
              <text:p text:style-name="MP12"><text:span text:style-name="MT10"><text:line-break/></text:span><text:span text:style-name="MT10">[This sidebar area does not print.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4859/2"/>
            <draw:equation draw:name="f1" draw:formula="-27436/2"/>
            <draw:equation draw:name="f2" draw:formula="-27436"/>
            <draw:equation draw:name="f3" draw:formula="14859"/>
          </draw:enhanced-geometry>
        </draw:custom-shape>
        <draw:frame draw:style-name="Mgr8" draw:text-style-name="MP13" draw:layer="backgroundobjects" svg:width="13.812cm" svg:height="8.89cm" svg:x="70.242cm" svg:y="8.039cm">
          <draw:image xlink:href="Pictures/100000000000013C00000110938329E99BC1BA32.png" xlink:type="simple" xlink:show="embed" xlink:actuate="onLoad">
            <text:p/>
          </draw:image>
        </draw:frame>
      </draw:g>
      <draw:frame draw:style-name="Mgr8" draw:text-style-name="MP13" draw:layer="backgroundobjects" svg:width="11.033cm" svg:height="0.322cm" svg:x="57.309cm" svg:y="37.637cm">
        <draw:image xlink:href="Pictures/10000201000006CA0000003D9399151C91792EAA.png" xlink:type="simple" xlink:show="embed" xlink:actuate="onLoad">
          <text:p/>
        </draw:image>
      </draw:frame>
      <draw:frame presentation:style-name="Default-title" draw:layer="backgroundobjects" svg:width="61.718cm" svg:height="6.355cm" svg:x="3.431cm" svg:y="1.52cm" presentation:class="title" presentation:placeholder="true">
        <draw:text-box/>
      </draw:frame>
      <draw:frame presentation:style-name="Default-outline1" draw:layer="backgroundobjects" svg:width="61.718cm" svg:height="22.093cm" svg:x="3.431cm" svg:y="8.915cm" presentation:class="outline" presentation:placeholder="true">
        <draw:text-box/>
      </draw:frame>
      <presentation:notes style:page-layout-name="PM0">
        <draw:rect draw:style-name="Mgr9" draw:text-style-name="MP14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10" draw:text-style-name="MP1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5"><text:span text:style-name="MT11"><presentation:header/></text:span></text:p>
              </text:list-header>
            </text:list>
          </draw:text-box>
        </draw:frame>
        <draw:frame draw:style-name="Mgr11" draw:text-style-name="MP18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7"><text:span text:style-name="MT11"><presentation:date-time/></text:span></text:p>
              </text:list-header>
            </text:list>
          </draw:text-box>
        </draw:frame>
        <draw:frame draw:style-name="Mgr12" draw:text-style-name="MP1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5"><text:span text:style-name="MT11"><presentation:footer/></text:span></text:p>
              </text:list-header>
            </text:list>
          </draw:text-box>
        </draw:frame>
        <draw:frame draw:style-name="Mgr13" draw:text-style-name="MP18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7"><text:span text:style-name="MT1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14" draw:text-style-name="MP19" draw:layer="backgroundobjects" svg:width="68.58cm" svg:height="1.813cm" svg:x="0cm" svg:y="36.283cm">
        <text:p/>
        <draw:enhanced-geometry svg:viewBox="0 0 21600 21600" draw:type="rectangle" draw:enhanced-path="M 0 0 L 21600 0 21600 21600 0 21600 0 0 Z N"/>
      </draw:custom-shape>
      <draw:custom-shape draw:style-name="Mgr15" draw:text-style-name="MP19" draw:layer="backgroundobjects" svg:width="68.58cm" svg:height="8.162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63.677cm" svg:height="4.829cm" svg:x="2.446cm" svg:y="1.516cm" presentation:class="title" presentation:placeholder="true">
        <draw:text-box/>
      </draw:frame>
      <draw:frame presentation:style-name="Title1-outline1" draw:layer="backgroundobjects" svg:width="63.677cm" svg:height="25.396cm" svg:x="2.446cm" svg:y="9.979cm" presentation:class="outline" presentation:placeholder="true">
        <draw:text-box/>
      </draw:frame>
      <draw:frame presentation:style-name="Mpr1" draw:text-style-name="MP21" draw:layer="backgroundobjects" svg:width="19.588cm" svg:height="1.808cm" svg:x="2.447cm" svg:y="36.283cm" presentation:class="date-time">
        <draw:text-box>
          <text:list text:style-name="ML1">
            <text:list-header>
              <text:p text:style-name="MP20"><text:span text:style-name="MT12"><presentation:date-time/></text:span></text:p>
            </text:list-header>
          </text:list>
        </draw:text-box>
      </draw:frame>
      <draw:frame presentation:style-name="Mpr2" draw:text-style-name="MP23" draw:layer="backgroundobjects" svg:width="22.04cm" svg:height="1.808cm" svg:x="23.27cm" svg:y="36.283cm" presentation:class="footer">
        <draw:text-box>
          <text:list text:style-name="ML1">
            <text:list-header>
              <text:p text:style-name="MP22"><text:span text:style-name="MT12"><presentation:footer/></text:span></text:p>
            </text:list-header>
          </text:list>
        </draw:text-box>
      </draw:frame>
      <draw:custom-shape draw:style-name="Mgr16" draw:text-style-name="MP24" draw:layer="backgroundobjects" svg:width="3.673cm" svg:height="2.721cm" svg:x="63.068cm" svg:y="34.7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" draw:text-style-name="MP23" draw:layer="backgroundobjects" svg:width="4.895cm" svg:height="3.625cm" svg:x="62.454cm" svg:y="34.289cm" presentation:class="page-number">
        <draw:text-box>
          <text:list text:style-name="ML1">
            <text:list-header>
              <text:p text:style-name="MP22"><text:span text:style-name="MT12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4" draw:layer="backgroundobjects" svg:width="21.59cm" svg:height="27.9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4" draw:text-style-name="MP1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5"><text:span text:style-name="MT11"><presentation:header/></text:span></text:p>
              </text:list-header>
            </text:list>
          </draw:text-box>
        </draw:frame>
        <draw:frame presentation:style-name="Mpr5" draw:text-style-name="MP18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7"><text:span text:style-name="MT11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5"><text:span text:style-name="MT11"><presentation:footer/></text:span></text:p>
              </text:list-header>
            </text:list>
          </draw:text-box>
        </draw:frame>
        <draw:frame presentation:style-name="Mpr7" draw:text-style-name="MP18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7"><text:span text:style-name="MT1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igraphics Research Poster Template 24x36</dc:title>
    <dc:description>Quality poster printing
www.genigraphics.com
1-800-790-4001</dc:description>
    <meta:initial-creator>Jay Larson</meta:initial-creator>
    <meta:creation-date>2013-02-10T21:14:48</meta:creation-date>
    <dc:date>2018-04-12T10:09:24.921981606</dc:date>
    <meta:print-date>2013-02-12T02:21:55</meta:print-date>
    <meta:editing-cycles>131</meta:editing-cycles>
    <meta:editing-duration>P2DT16H47M33S</meta:editing-duration>
    <meta:generator>LibreOffice/5.1.6.2$Linux_X86_64 LibreOffice_project/10m0$Build-2</meta:generator>
    <meta:document-statistic meta:object-count="59"/>
    <meta:user-defined meta:name="AppVersion">15.0000</meta:user-defined>
    <meta:user-defined meta:name="Company">Genigraphics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